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table:formula="oooc:=[.B1]/[.E$4]" office:value-type="percentage" office:value="0.000432359868538412">
            <text:p>0.04%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52">
            <text:p>26252</text:p>
          </table:table-cell>
          <table:table-cell table:formula="oooc:=[.B2]/[.E$4]" office:value-type="percentage" office:value="0.0793728060760167">
            <text:p>7.94%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987">
            <text:p>14987</text:p>
          </table:table-cell>
          <table:table-cell table:formula="oooc:=[.B3]/[.E$4]" office:value-type="percentage" office:value="0.0453131283201761">
            <text:p>4.53%</text:p>
          </table:table-cell>
          <table:table-cell/>
          <table:table-cell office:value-type="string">
            <text:p>Sum of letter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335">
            <text:p>16335</text:p>
          </table:table-cell>
          <table:table-cell table:formula="oooc:=[.B4]/[.E$4]" office:value-type="percentage" office:value="0.0493888003676571">
            <text:p>4.94%</text:p>
          </table:table-cell>
          <table:table-cell/>
          <table:table-cell table:formula="oooc:=SUM([.B1:.B114])" office:value-type="float" office:value="330743">
            <text:p>3307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206">
            <text:p>12206</text:p>
          </table:table-cell>
          <table:table-cell table:formula="oooc:=[.B5]/[.E$4]" office:value-type="percentage" office:value="0.0369047871005584">
            <text:p>3.69%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727">
            <text:p>12727</text:p>
          </table:table-cell>
          <table:table-cell table:formula="oooc:=[.B6]/[.E$4]" office:value-type="percentage" office:value="0.0384800282999187">
            <text:p>3.85%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435">
            <text:p>14435</text:p>
          </table:table-cell>
          <table:table-cell table:formula="oooc:=[.B7]/[.E$4]" office:value-type="percentage" office:value="0.0436441587577061">
            <text:p>4.36%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86">
            <text:p>5386</text:p>
          </table:table-cell>
          <table:table-cell table:formula="oooc:=[.B8]/[.E$4]" office:value-type="percentage" office:value="0.0162845472164188">
            <text:p>1.63%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16">
            <text:p>11116</text:p>
          </table:table-cell>
          <table:table-cell table:formula="oooc:=[.B9]/[.E$4]" office:value-type="percentage" office:value="0.0336091769137971">
            <text:p>3.36%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90">
            <text:p>7590</text:p>
          </table:table-cell>
          <table:table-cell table:formula="oooc:=[.B10]/[.E$4]" office:value-type="percentage" office:value="0.0229483314839619">
            <text:p>2.29%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820">
            <text:p>7820</text:p>
          </table:table-cell>
          <table:table-cell table:formula="oooc:=[.B11]/[.E$4]" office:value-type="percentage" office:value="0.0236437354683243">
            <text:p>2.36%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07">
            <text:p>7307</text:p>
          </table:table-cell>
          <table:table-cell table:formula="oooc:=[.B12]/[.E$4]" office:value-type="percentage" office:value="0.0220926822336376">
            <text:p>2.21%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46">
            <text:p>3546</text:p>
          </table:table-cell>
          <table:table-cell table:formula="oooc:=[.B13]/[.E$4]" office:value-type="percentage" office:value="0.0107213153415189">
            <text:p>1.07%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40">
            <text:p>3540</text:p>
          </table:table-cell>
          <table:table-cell table:formula="oooc:=[.B14]/[.E$4]" office:value-type="percentage" office:value="0.0107031743680138">
            <text:p>1.07%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83">
            <text:p>2883</text:p>
          </table:table-cell>
          <table:table-cell table:formula="oooc:=[.B15]/[.E$4]" office:value-type="percentage" office:value="0.00871673776920449">
            <text:p>0.87%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832">
            <text:p>7832</text:p>
          </table:table-cell>
          <table:table-cell table:formula="oooc:=[.B16]/[.E$4]" office:value-type="percentage" office:value="0.0236800174153346">
            <text:p>2.37%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43">
            <text:p>6643</text:p>
          </table:table-cell>
          <table:table-cell table:formula="oooc:=[.B17]/[.E$4]" office:value-type="percentage" office:value="0.020085081165739">
            <text:p>2.01%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52">
            <text:p>6552</text:p>
          </table:table-cell>
          <table:table-cell table:formula="oooc:=[.B18]/[.E$4]" office:value-type="percentage" office:value="0.0198099430675782">
            <text:p>1.98%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35">
            <text:p>3935</text:p>
          </table:table-cell>
          <table:table-cell table:formula="oooc:=[.B19]/[.E$4]" office:value-type="percentage" office:value="0.0118974551237668">
            <text:p>1.19%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399">
            <text:p>5399</text:p>
          </table:table-cell>
          <table:table-cell table:formula="oooc:=[.B20]/[.E$4]" office:value-type="percentage" office:value="0.0163238526590132">
            <text:p>1.63%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094">
            <text:p>5094</text:p>
          </table:table-cell>
          <table:table-cell table:formula="oooc:=[.B21]/[.E$4]" office:value-type="percentage" office:value="0.0154016865058369">
            <text:p>1.54%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314">
            <text:p>5314</text:p>
          </table:table-cell>
          <table:table-cell table:formula="oooc:=[.B22]/[.E$4]" office:value-type="percentage" office:value="0.0160668555343575">
            <text:p>1.61%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483">
            <text:p>4483</text:p>
          </table:table-cell>
          <table:table-cell table:formula="oooc:=[.B23]/[.E$4]" office:value-type="percentage" office:value="0.0135543307039">
            <text:p>1.36%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756">
            <text:p>5756</text:p>
          </table:table-cell>
          <table:table-cell table:formula="oooc:=[.B24]/[.E$4]" office:value-type="percentage" office:value="0.0174032405825671">
            <text:p>1.74%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877">
            <text:p>3877</text:p>
          </table:table-cell>
          <table:table-cell table:formula="oooc:=[.B25]/[.E$4]" office:value-type="percentage" office:value="0.0117220923798841">
            <text:p>1.17%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630">
            <text:p>5630</text:p>
          </table:table-cell>
          <table:table-cell table:formula="oooc:=[.B26]/[.E$4]" office:value-type="percentage" office:value="0.0170222801389599">
            <text:p>1.70%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793">
            <text:p>4793</text:p>
          </table:table-cell>
          <table:table-cell table:formula="oooc:=[.B27]/[.E$4]" office:value-type="percentage" office:value="0.0144916143349973">
            <text:p>1.45%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932">
            <text:p>5932</text:p>
          </table:table-cell>
          <table:table-cell table:formula="oooc:=[.B28]/[.E$4]" office:value-type="percentage" office:value="0.0179353758053836">
            <text:p>1.79%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317">
            <text:p>4317</text:p>
          </table:table-cell>
          <table:table-cell table:formula="oooc:=[.B29]/[.E$4]" office:value-type="percentage" office:value="0.0130524304369253">
            <text:p>1.31%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473">
            <text:p>3473</text:p>
          </table:table-cell>
          <table:table-cell table:formula="oooc:=[.B30]/[.E$4]" office:value-type="percentage" office:value="0.0105006001638735">
            <text:p>1.05%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71">
            <text:p>2171</text:p>
          </table:table-cell>
          <table:table-cell table:formula="oooc:=[.B31]/[.E$4]" office:value-type="percentage" office:value="0.00656400891326498">
            <text:p>0.66%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63">
            <text:p>1563</text:p>
          </table:table-cell>
          <table:table-cell table:formula="oooc:=[.B32]/[.E$4]" office:value-type="percentage" office:value="0.00472572359808068">
            <text:p>0.47%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789">
            <text:p>5789</text:p>
          </table:table-cell>
          <table:table-cell table:formula="oooc:=[.B33]/[.E$4]" office:value-type="percentage" office:value="0.0175030159368452">
            <text:p>1.75%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94">
            <text:p>3594</text:p>
          </table:table-cell>
          <table:table-cell table:formula="oooc:=[.B34]/[.E$4]" office:value-type="percentage" office:value="0.0108664431295598">
            <text:p>1.09%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238">
            <text:p>3238</text:p>
          </table:table-cell>
          <table:table-cell table:formula="oooc:=[.B35]/[.E$4]" office:value-type="percentage" office:value="0.00979007870159006">
            <text:p>0.98%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68">
            <text:p>3068</text:p>
          </table:table-cell>
          <table:table-cell table:formula="oooc:=[.B36]/[.E$4]" office:value-type="percentage" office:value="0.00927608445227866">
            <text:p>0.93%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901">
            <text:p>3901</text:p>
          </table:table-cell>
          <table:table-cell table:formula="oooc:=[.B37]/[.E$4]" office:value-type="percentage" office:value="0.0117946562739045">
            <text:p>1.18%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067">
            <text:p>3067</text:p>
          </table:table-cell>
          <table:table-cell table:formula="oooc:=[.B38]/[.E$4]" office:value-type="percentage" office:value="0.00927306095669447">
            <text:p>0.93%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871">
            <text:p>4871</text:p>
          </table:table-cell>
          <table:table-cell table:formula="oooc:=[.B39]/[.E$4]" office:value-type="percentage" office:value="0.0147274469905637">
            <text:p>1.47%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108">
            <text:p>5108</text:p>
          </table:table-cell>
          <table:table-cell table:formula="oooc:=[.B40]/[.E$4]" office:value-type="percentage" office:value="0.0154440154440154">
            <text:p>1.54%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364">
            <text:p>3364</text:p>
          </table:table-cell>
          <table:table-cell table:formula="oooc:=[.B41]/[.E$4]" office:value-type="percentage" office:value="0.0101710391451973">
            <text:p>1.02%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522">
            <text:p>3522</text:p>
          </table:table-cell>
          <table:table-cell table:formula="oooc:=[.B42]/[.E$4]" office:value-type="percentage" office:value="0.0106487514474985">
            <text:p>1.06%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610">
            <text:p>3610</text:p>
          </table:table-cell>
          <table:table-cell table:formula="oooc:=[.B43]/[.E$4]" office:value-type="percentage" office:value="0.0109148190589068">
            <text:p>1.09%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474">
            <text:p>1474</text:p>
          </table:table-cell>
          <table:table-cell table:formula="oooc:=[.B44]/[.E$4]" office:value-type="percentage" office:value="0.00445663249108825">
            <text:p>0.45%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85">
            <text:p>2085</text:p>
          </table:table-cell>
          <table:table-cell table:formula="oooc:=[.B45]/[.E$4]" office:value-type="percentage" office:value="0.0063039882930251">
            <text:p>0.63%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668">
            <text:p>2668</text:p>
          </table:table-cell>
          <table:table-cell table:formula="oooc:=[.B46]/[.E$4]" office:value-type="percentage" office:value="0.00806668621860478">
            <text:p>0.81%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423">
            <text:p>2423</text:p>
          </table:table-cell>
          <table:table-cell table:formula="oooc:=[.B47]/[.E$4]" office:value-type="percentage" office:value="0.00732592980047953">
            <text:p>0.73%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510">
            <text:p>2510</text:p>
          </table:table-cell>
          <table:table-cell table:formula="oooc:=[.B48]/[.E$4]" office:value-type="percentage" office:value="0.0075889739163036">
            <text:p>0.76%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533">
            <text:p>1533</text:p>
          </table:table-cell>
          <table:table-cell table:formula="oooc:=[.B49]/[.E$4]" office:value-type="percentage" office:value="0.00463501873055514">
            <text:p>0.46%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7">
            <text:p>1507</text:p>
          </table:table-cell>
          <table:table-cell table:formula="oooc:=[.B50]/[.E$4]" office:value-type="percentage" office:value="0.00455640784536634">
            <text:p>0.46%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46">
            <text:p>1546</text:p>
          </table:table-cell>
          <table:table-cell table:formula="oooc:=[.B51]/[.E$4]" office:value-type="percentage" office:value="0.00467432417314954">
            <text:p>0.47%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324">
            <text:p>1324</text:p>
          </table:table-cell>
          <table:table-cell table:formula="oooc:=[.B52]/[.E$4]" office:value-type="percentage" office:value="0.00400310815346054">
            <text:p>0.40%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433">
            <text:p>1433</text:p>
          </table:table-cell>
          <table:table-cell table:formula="oooc:=[.B53]/[.E$4]" office:value-type="percentage" office:value="0.00433266917213667">
            <text:p>0.43%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470">
            <text:p>1470</text:p>
          </table:table-cell>
          <table:table-cell table:formula="oooc:=[.B54]/[.E$4]" office:value-type="percentage" office:value="0.00444453850875151">
            <text:p>0.44%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48">
            <text:p>1648</text:p>
          </table:table-cell>
          <table:table-cell table:formula="oooc:=[.B55]/[.E$4]" office:value-type="percentage" office:value="0.00498272072273638">
            <text:p>0.50%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56">
            <text:p>1756</text:p>
          </table:table-cell>
          <table:table-cell table:formula="oooc:=[.B56]/[.E$4]" office:value-type="percentage" office:value="0.00530925824582833">
            <text:p>0.53%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545">
            <text:p>2545</text:p>
          </table:table-cell>
          <table:table-cell table:formula="oooc:=[.B57]/[.E$4]" office:value-type="percentage" office:value="0.00769479626175006">
            <text:p>0.77%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46">
            <text:p>2046</text:p>
          </table:table-cell>
          <table:table-cell table:formula="oooc:=[.B58]/[.E$4]" office:value-type="percentage" office:value="0.00618607196524189">
            <text:p>0.62%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970">
            <text:p>1970</text:p>
          </table:table-cell>
          <table:table-cell table:formula="oooc:=[.B59]/[.E$4]" office:value-type="percentage" office:value="0.00595628630084386">
            <text:p>0.60%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60">
            <text:p>1560</text:p>
          </table:table-cell>
          <table:table-cell table:formula="oooc:=[.B60]/[.E$4]" office:value-type="percentage" office:value="0.00471665311132813">
            <text:p>0.47%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66">
            <text:p>966</text:p>
          </table:table-cell>
          <table:table-cell table:formula="oooc:=[.B61]/[.E$4]" office:value-type="percentage" office:value="0.00292069673432242">
            <text:p>0.29%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68">
            <text:p>768</text:p>
          </table:table-cell>
          <table:table-cell table:formula="oooc:=[.B62]/[.E$4]" office:value-type="percentage" office:value="0.00232204460865385">
            <text:p>0.23%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01">
            <text:p>801</text:p>
          </table:table-cell>
          <table:table-cell table:formula="oooc:=[.B63]/[.E$4]" office:value-type="percentage" office:value="0.00242181996293194">
            <text:p>0.24%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91">
            <text:p>1091</text:p>
          </table:table-cell>
          <table:table-cell table:formula="oooc:=[.B64]/[.E$4]" office:value-type="percentage" office:value="0.00329863368234551">
            <text:p>0.33%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03">
            <text:p>1203</text:p>
          </table:table-cell>
          <table:table-cell table:formula="oooc:=[.B65]/[.E$4]" office:value-type="percentage" office:value="0.00363726518777419">
            <text:p>0.36%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05">
            <text:p>1105</text:p>
          </table:table-cell>
          <table:table-cell table:formula="oooc:=[.B66]/[.E$4]" office:value-type="percentage" office:value="0.00334096262052409">
            <text:p>0.33%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347">
            <text:p>1347</text:p>
          </table:table-cell>
          <table:table-cell table:formula="oooc:=[.B67]/[.E$4]" office:value-type="percentage" office:value="0.00407264855189679">
            <text:p>0.41%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89">
            <text:p>1289</text:p>
          </table:table-cell>
          <table:table-cell table:formula="oooc:=[.B68]/[.E$4]" office:value-type="percentage" office:value="0.00389728580801408">
            <text:p>0.39%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33">
            <text:p>1133</text:p>
          </table:table-cell>
          <table:table-cell table:formula="oooc:=[.B69]/[.E$4]" office:value-type="percentage" office:value="0.00342562049688126">
            <text:p>0.34%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71">
            <text:p>971</text:p>
          </table:table-cell>
          <table:table-cell table:formula="oooc:=[.B70]/[.E$4]" office:value-type="percentage" office:value="0.00293581421224334">
            <text:p>0.29%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65">
            <text:p>965</text:p>
          </table:table-cell>
          <table:table-cell table:formula="oooc:=[.B71]/[.E$4]" office:value-type="percentage" office:value="0.00291767323873823">
            <text:p>0.29%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08">
            <text:p>1108</text:p>
          </table:table-cell>
          <table:table-cell table:formula="oooc:=[.B72]/[.E$4]" office:value-type="percentage" office:value="0.00335003310727665">
            <text:p>0.34%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54">
            <text:p>854</text:p>
          </table:table-cell>
          <table:table-cell table:formula="oooc:=[.B73]/[.E$4]" office:value-type="percentage" office:value="0.00258206522889373">
            <text:p>0.26%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35">
            <text:p>1035</text:p>
          </table:table-cell>
          <table:table-cell table:formula="oooc:=[.B74]/[.E$4]" office:value-type="percentage" office:value="0.00312931792963116">
            <text:p>0.31%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76">
            <text:p>676</text:p>
          </table:table-cell>
          <table:table-cell table:formula="oooc:=[.B75]/[.E$4]" office:value-type="percentage" office:value="0.00204388301490886">
            <text:p>0.20%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88">
            <text:p>1088</text:p>
          </table:table-cell>
          <table:table-cell table:formula="oooc:=[.B76]/[.E$4]" office:value-type="percentage" office:value="0.00328956319559295">
            <text:p>0.33%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41">
            <text:p>841</text:p>
          </table:table-cell>
          <table:table-cell table:formula="oooc:=[.B77]/[.E$4]" office:value-type="percentage" office:value="0.00254275978629933">
            <text:p>0.25%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96">
            <text:p>796</text:p>
          </table:table-cell>
          <table:table-cell table:formula="oooc:=[.B78]/[.E$4]" office:value-type="percentage" office:value="0.00240670248501102">
            <text:p>0.24%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5">
            <text:p>785</text:p>
          </table:table-cell>
          <table:table-cell table:formula="oooc:=[.B79]/[.E$4]" office:value-type="percentage" office:value="0.00237344403358499">
            <text:p>0.24%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52">
            <text:p>552</text:p>
          </table:table-cell>
          <table:table-cell table:formula="oooc:=[.B80]/[.E$4]" office:value-type="percentage" office:value="0.00166896956246995">
            <text:p>0.17%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35">
            <text:p>435</text:p>
          </table:table-cell>
          <table:table-cell table:formula="oooc:=[.B81]/[.E$4]" office:value-type="percentage" office:value="0.00131522057912034">
            <text:p>0.13%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33">
            <text:p>333</text:p>
          </table:table-cell>
          <table:table-cell table:formula="oooc:=[.B82]/[.E$4]" office:value-type="percentage" office:value="0.0010068240295335">
            <text:p>0.10%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51">
            <text:p>751</text:p>
          </table:table-cell>
          <table:table-cell table:formula="oooc:=[.B83]/[.E$4]" office:value-type="percentage" office:value="0.00227064518372271">
            <text:p>0.23%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45">
            <text:p>445</text:p>
          </table:table-cell>
          <table:table-cell table:formula="oooc:=[.B84]/[.E$4]" office:value-type="percentage" office:value="0.00134545553496219">
            <text:p>0.13%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69">
            <text:p>469</text:p>
          </table:table-cell>
          <table:table-cell table:formula="oooc:=[.B85]/[.E$4]" office:value-type="percentage" office:value="0.00141801942898262">
            <text:p>0.14%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54">
            <text:p>254</text:p>
          </table:table-cell>
          <table:table-cell table:formula="oooc:=[.B86]/[.E$4]" office:value-type="percentage" office:value="0.000767967878382914">
            <text:p>0.08%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96">
            <text:p>296</text:p>
          </table:table-cell>
          <table:table-cell table:formula="oooc:=[.B87]/[.E$4]" office:value-type="percentage" office:value="0.000894954692918671">
            <text:p>0.09%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82">
            <text:p>382</text:p>
          </table:table-cell>
          <table:table-cell table:formula="oooc:=[.B88]/[.E$4]" office:value-type="percentage" office:value="0.00115497531315856">
            <text:p>0.12%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4">
            <text:p>584</text:p>
          </table:table-cell>
          <table:table-cell table:formula="oooc:=[.B89]/[.E$4]" office:value-type="percentage" office:value="0.00176572142116386">
            <text:p>0.18%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42">
            <text:p>342</text:p>
          </table:table-cell>
          <table:table-cell table:formula="oooc:=[.B90]/[.E$4]" office:value-type="percentage" office:value="0.00103403548979117">
            <text:p>0.10%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53">
            <text:p>253</text:p>
          </table:table-cell>
          <table:table-cell table:formula="oooc:=[.B91]/[.E$4]" office:value-type="percentage" office:value="0.000764944382798729">
            <text:p>0.08%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14">
            <text:p>314</text:p>
          </table:table-cell>
          <table:table-cell table:formula="oooc:=[.B92]/[.E$4]" office:value-type="percentage" office:value="0.000949377613433996">
            <text:p>0.09%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5">
            <text:p>165</text:p>
          </table:table-cell>
          <table:table-cell table:formula="oooc:=[.B93]/[.E$4]" office:value-type="percentage" office:value="0.000498876771390475">
            <text:p>0.05%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 table:formula="oooc:=[.B94]/[.E$4]" office:value-type="percentage" office:value="0.000308396549586839">
            <text:p>0.03%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62">
            <text:p>162</text:p>
          </table:table-cell>
          <table:table-cell table:formula="oooc:=[.B95]/[.E$4]" office:value-type="percentage" office:value="0.000489806284637921">
            <text:p>0.05%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88">
            <text:p>288</text:p>
          </table:table-cell>
          <table:table-cell table:formula="oooc:=[.B96]/[.E$4]" office:value-type="percentage" office:value="0.000870766728245193">
            <text:p>0.09%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5">
            <text:p>115</text:p>
          </table:table-cell>
          <table:table-cell table:formula="oooc:=[.B97]/[.E$4]" office:value-type="percentage" office:value="0.00034770199218124">
            <text:p>0.03%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4">
            <text:p>404</text:p>
          </table:table-cell>
          <table:table-cell table:formula="oooc:=[.B98]/[.E$4]" office:value-type="percentage" office:value="0.00122149221601062">
            <text:p>0.12%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58">
            <text:p>158</text:p>
          </table:table-cell>
          <table:table-cell table:formula="oooc:=[.B99]/[.E$4]" office:value-type="percentage" office:value="0.000477712302301182">
            <text:p>0.05%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9">
            <text:p>169</text:p>
          </table:table-cell>
          <table:table-cell table:formula="oooc:=[.B100]/[.E$4]" office:value-type="percentage" office:value="0.000510970753727214">
            <text:p>0.05%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60">
            <text:p>160</text:p>
          </table:table-cell>
          <table:table-cell table:formula="oooc:=[.B101]/[.E$4]" office:value-type="percentage" office:value="0.000483759293469552">
            <text:p>0.05%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table:formula="oooc:=[.B102]/[.E$4]" office:value-type="percentage" office:value="0.000371889956854718">
            <text:p>0.04%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3">
            <text:p>73</text:p>
          </table:table-cell>
          <table:table-cell table:formula="oooc:=[.B103]/[.E$4]" office:value-type="percentage" office:value="0.000220715177645483">
            <text:p>0.02%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34">
            <text:p>134</text:p>
          </table:table-cell>
          <table:table-cell table:formula="oooc:=[.B104]/[.E$4]" office:value-type="percentage" office:value="0.00040514840828075">
            <text:p>0.04%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7">
            <text:p>97</text:p>
          </table:table-cell>
          <table:table-cell table:formula="oooc:=[.B105]/[.E$4]" office:value-type="percentage" office:value="0.000293279071665916">
            <text:p>0.03%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7">
            <text:p>77</text:p>
          </table:table-cell>
          <table:table-cell table:formula="oooc:=[.B106]/[.E$4]" office:value-type="percentage" office:value="0.000232809159982222">
            <text:p>0.02%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table:formula="oooc:=[.B107]/[.E$4]" office:value-type="percentage" office:value="0.000344678496597056">
            <text:p>0.03%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3">
            <text:p>43</text:p>
          </table:table-cell>
          <table:table-cell table:formula="oooc:=[.B108]/[.E$4]" office:value-type="percentage" office:value="0.000130010310119942">
            <text:p>0.01%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99">
            <text:p>99</text:p>
          </table:table-cell>
          <table:table-cell table:formula="oooc:=[.B109]/[.E$4]" office:value-type="percentage" office:value="0.000299326062834285">
            <text:p>0.03%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table:formula="oooc:=[.B110]/[.E$4]" office:value-type="percentage" office:value="0.000241879646734776">
            <text:p>0.02%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81">
            <text:p>81</text:p>
          </table:table-cell>
          <table:table-cell table:formula="oooc:=[.B111]/[.E$4]" office:value-type="percentage" office:value="0.000244903142318961">
            <text:p>0.02%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7">
            <text:p>47</text:p>
          </table:table-cell>
          <table:table-cell table:formula="oooc:=[.B112]/[.E$4]" office:value-type="percentage" office:value="0.000142104292456681">
            <text:p>0.01%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table:formula="oooc:=[.B113]/[.E$4]" office:value-type="percentage" office:value="0.000220715177645483">
            <text:p>0.02%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table:formula="oooc:=[.B114]/[.E$4]" office:value-type="percentage" office:value="0.000241879646734776">
            <text:p>0.02%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1">11/02/2009</text:date>, <text:time>22:3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Shadow Caster</dc:creator>
    <dc:date>2009-02-11T22:30:3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44"/>
  </office:meta>
</office:document-meta>
</file>